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text-properties officeooo:paragraph-rsid="00137d88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137d88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 fo:break-before="page"/>
      <style:text-properties officeooo:paragraph-rsid="00137d88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 style:list-style-name="L1">
      <style:text-properties officeooo:paragraph-rsid="00137d88"/>
    </style:style>
    <style:style style:name="P11" style:family="paragraph" style:parent-style-name="Standard" style:list-style-name="L2">
      <style:text-properties officeooo:paragraph-rsid="00137d88"/>
    </style:style>
    <style:style style:name="P12" style:family="paragraph" style:parent-style-name="Standard" style:list-style-name="L3">
      <style:text-properties officeooo:paragraph-rsid="00137d88"/>
    </style:style>
    <style:style style:name="P13" style:family="paragraph" style:parent-style-name="Standard" style:list-style-name="L4">
      <style:text-properties officeooo:paragraph-rsid="00137d88"/>
    </style:style>
    <style:style style:name="P14" style:family="paragraph" style:parent-style-name="Standard" style:list-style-name="L5">
      <style:text-properties officeooo:paragraph-rsid="00137d88"/>
    </style:style>
    <style:style style:name="P15" style:family="paragraph" style:parent-style-name="Standard" style:list-style-name="L6">
      <style:text-properties officeooo:paragraph-rsid="00137d88"/>
    </style:style>
    <style:style style:name="P16" style:family="paragraph" style:parent-style-name="Standard" style:list-style-name="L7">
      <style:text-properties officeooo:paragraph-rsid="00137d88"/>
    </style:style>
    <style:style style:name="P17" style:family="paragraph" style:parent-style-name="Standard" style:list-style-name="L8">
      <style:text-properties officeooo:paragraph-rsid="00137d88"/>
    </style:style>
    <style:style style:name="P18" style:family="paragraph" style:parent-style-name="Standard" style:list-style-name="L9">
      <style:text-properties officeooo:paragraph-rsid="00137d88"/>
    </style:style>
    <style:style style:name="P19" style:family="paragraph" style:parent-style-name="Standard" style:list-style-name="L10">
      <style:text-properties officeooo:paragraph-rsid="00137d88"/>
    </style:style>
    <style:style style:name="P20" style:family="paragraph" style:parent-style-name="Text_20_body" style:list-style-name="L11" style:master-page-name="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page-number="auto" fo:background-color="transparent"/>
      <style:text-properties officeooo:paragraph-rsid="00137d88"/>
    </style:style>
    <style:style style:name="P21" style:family="paragraph" style:parent-style-name="Text_20_body" style:list-style-name="L12">
      <loext:graphic-properties draw:fill="none"/>
      <style:paragraph-properties fo:margin-top="0in" fo:margin-bottom="0.0972in" style:contextual-spacing="false" fo:line-height="115%" fo:text-align="start" style:justify-single-word="false" fo:background-color="transparent"/>
      <style:text-properties officeooo:paragraph-rsid="00137d88"/>
    </style:style>
    <style:style style:name="P22" style:family="paragraph" style:parent-style-name="Text_20_body" style:list-style-name="L13">
      <style:paragraph-properties fo:text-align="start" style:justify-single-word="false"/>
      <style:text-properties officeooo:paragraph-rsid="00137d88"/>
    </style:style>
    <style:style style:name="P23" style:family="paragraph" style:parent-style-name="Text_20_body">
      <style:paragraph-properties fo:text-align="start" style:justify-single-word="false"/>
      <style:text-properties officeooo:paragraph-rsid="00137d88"/>
    </style:style>
    <style:style style:name="P24" style:family="paragraph" style:parent-style-name="Text_20_body" style:list-style-name="L14">
      <style:paragraph-properties fo:text-align="start" style:justify-single-word="false"/>
    </style:style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Text_20_body" style:list-style-name="L15">
      <style:paragraph-properties fo:text-align="start" style:justify-single-word="false"/>
    </style:style>
    <style:style style:name="P27" style:family="paragraph" style:parent-style-name="Text_20_body" style:list-style-name="L16">
      <style:paragraph-properties fo:text-align="start" style:justify-single-word="false"/>
    </style:style>
    <style:style style:name="P28" style:family="paragraph" style:parent-style-name="Text_20_body" style:list-style-name="L17">
      <style:paragraph-properties fo:text-align="start" style:justify-single-word="false"/>
    </style:style>
    <style:style style:name="P29" style:family="paragraph" style:parent-style-name="Text_20_body" style:list-style-name="L18">
      <style:paragraph-properties fo:text-align="start" style:justify-single-word="false"/>
    </style:style>
    <style:style style:name="P30" style:family="paragraph" style:parent-style-name="Text_20_body" style:list-style-name="L19">
      <style:paragraph-properties fo:text-align="start" style:justify-single-word="false"/>
    </style:style>
    <style:style style:name="P31" style:family="paragraph" style:parent-style-name="Text_20_body" style:list-style-name="L20">
      <style:paragraph-properties fo:text-align="start" style:justify-single-word="false"/>
    </style:style>
    <style:style style:name="P32" style:family="paragraph" style:parent-style-name="Text_20_body" style:list-style-name="L21">
      <style:paragraph-properties fo:text-align="start" style:justify-single-word="false"/>
    </style:style>
    <style:style style:name="P33" style:family="paragraph" style:parent-style-name="Text_20_body" style:list-style-name="L22">
      <style:paragraph-properties fo:text-align="start" style:justify-single-word="false"/>
    </style:style>
    <style:style style:name="P34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weight="bold" officeooo:rsid="0014b7d4" officeooo:paragraph-rsid="0014b7d4" style:font-weight-asian="bold" style:font-weight-complex="bold"/>
    </style:style>
    <style:style style:name="P36" style:family="paragraph" style:parent-style-name="Text_20_body">
      <style:paragraph-properties fo:text-align="start" style:justify-single-word="false" fo:break-before="page"/>
      <style:text-properties fo:font-size="11pt" style:font-size-asian="11pt" style:font-size-complex="11pt"/>
    </style:style>
    <style:style style:name="P37" style:family="paragraph" style:parent-style-name="Text_20_body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7d88" style:font-weight-asian="bold" style:font-weight-complex="bold"/>
    </style:style>
    <style:style style:name="T3" style:family="text">
      <style:text-properties officeooo:rsid="00137d88"/>
    </style:style>
    <style:style style:name="T4" style:family="text">
      <style:text-properties officeooo:rsid="0016736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Microblogging Platform using Spring Boot</text:h>
      <text:p text:style-name="Standard"/>
      <text:p text:style-name="P2"><text:span text:style-name="T2">1. </text:span><text:span text:style-name="T1">Microservices:</text:span></text:p>
      <text:list text:style-name="L1">
        <text:list-item>
          <text:p text:style-name="P10">Design each feature (user authentication, posts, comments) as microservices for scalability.</text:p>
        </text:list-item>
      </text:list>
      <text:p text:style-name="Standard"/>
      <text:p text:style-name="P2"><text:span text:style-name="T2">2. </text:span><text:span text:style-name="T1">Convention over Configuration:</text:span></text:p>
      <text:list text:style-name="L2">
        <text:list-item>
          <text:p text:style-name="P11">Utilize Spring Boot's conventions for project structure, making it easy to understand and navigate.</text:p>
        </text:list-item>
      </text:list>
      <text:p text:style-name="Standard"/>
      <text:p text:style-name="P2"><text:span text:style-name="T2">3. </text:span><text:span text:style-name="T1">Embedded Server:</text:span></text:p>
      <text:list text:style-name="L3">
        <text:list-item>
          <text:p text:style-name="P12">Leverage Spring Boot's embedded server for a straightforward deployment setup.</text:p>
        </text:list-item>
      </text:list>
      <text:p text:style-name="Standard"/>
      <text:p text:style-name="P2"><text:span text:style-name="T2">4. </text:span><text:span text:style-name="T1">Auto-Configuration:</text:span></text:p>
      <text:list text:style-name="L4">
        <text:list-item>
          <text:p text:style-name="P13">Allow users to customize their profiles and preferences with minimal manual setup.</text:p>
        </text:list-item>
      </text:list>
      <text:p text:style-name="Standard"/>
      <text:p text:style-name="P2"><text:span text:style-name="T2">5. </text:span><text:span text:style-name="T1">Spring Boot Starters:</text:span></text:p>
      <text:list text:style-name="L5">
        <text:list-item>
          <text:p text:style-name="P14">Utilize starters for web, data, security, and testing to streamline development.</text:p>
        </text:list-item>
      </text:list>
      <text:p text:style-name="Standard"/>
      <text:p text:style-name="P2"><text:span text:style-name="T2">6. </text:span><text:span text:style-name="T1">Spring Data JPA:</text:span></text:p>
      <text:list text:style-name="L6">
        <text:list-item>
          <text:p text:style-name="P15">Implement a robust database system for storing user profiles, posts, and comments.</text:p>
        </text:list-item>
      </text:list>
      <text:p text:style-name="Standard"/>
      <text:p text:style-name="P2"><text:span text:style-name="T2">7. </text:span><text:span text:style-name="T1">Spring Boot Actuator:</text:span></text:p>
      <text:list text:style-name="L7">
        <text:list-item>
          <text:p text:style-name="P16">Integrate actuator endpoints for monitoring the health and metrics of your microblogging platform.</text:p>
        </text:list-item>
      </text:list>
      <text:p text:style-name="Standard"/>
      <text:p text:style-name="P2"><text:span text:style-name="T2">8. </text:span><text:span text:style-name="T1">Spring Boot Security:</text:span></text:p>
      <text:list text:style-name="L8">
        <text:list-item>
          <text:p text:style-name="P17">Implement user authentication and authorization to secure user accounts and posts.</text:p>
        </text:list-item>
      </text:list>
      <text:p text:style-name="Standard"/>
      <text:p text:style-name="P2"><text:span text:style-name="T2">9. </text:span><text:span text:style-name="T1">Spring Boot Testing:</text:span></text:p>
      <text:list text:style-name="L9">
        <text:list-item>
          <text:p text:style-name="P18">Develop comprehensive tests to ensure the reliability of your microblogging platform.</text:p>
        </text:list-item>
      </text:list>
      <text:p text:style-name="Standard"/>
      <text:p text:style-name="P2"><text:span text:style-name="T2">10. </text:span><text:span text:style-name="T1">Community and Documentation:</text:span></text:p>
      <text:list text:style-name="L10">
        <text:list-item>
          <text:p text:style-name="P19">Encourage user engagement, feedback, and improvement with community involvement and well-documented features.</text:p>
        </text:list-item>
      </text:list>
      <text:h text:style-name="P8" text:outline-level="1"><text:span text:style-name="T3">O</text:span>verview of packages and key classes</text:h>
      <text:p text:style-name="P1"/>
      <text:list text:style-name="L11">
        <text:list-header>
          <text:p text:style-name="P20"><text:span text:style-name="T2">1. </text:span><text:span text:style-name="T1">com.microblog (Root Package):</text:span></text:p>
        </text:list-header>
      </text:list>
      <text:list text:style-name="L12">
        <text:list-item>
          <text:p text:style-name="P21"><text:span text:style-name="T1">MicroblogApplication: </text:span>Main class with <text:span text:style-name="T1">‘public static void main’</text:span> </text:p>
        </text:list-item>
      </text:list>
      <text:list text:style-name="L13">
        <text:list-item>
          <text:list>
            <text:list-header>
              <text:p text:style-name="P22">method to run the Spring Boot application.</text:p>
            </text:list-header>
          </text:list>
        </text:list-item>
      </text:list>
      <text:p text:style-name="P4"/>
      <text:p text:style-name="P4"><text:span text:style-name="T2">2. </text:span><text:span text:style-name="T1">com.microblog.config:</text:span></text:p>
      <text:list text:style-name="L14">
        <text:list-item>
          <text:p text:style-name="P24"><text:span text:style-name="T1">SecurityConfig</text:span>: Configure Spring Security for user authentication and authorization.</text:p>
        </text:list-item>
        <text:list-item>
          <text:p text:style-name="P24"><text:span text:style-name="T1">WebConfig</text:span>: Configure additional web-related settings.</text:p>
        </text:list-item>
      </text:list>
      <text:p text:style-name="P3"/>
      <text:p text:style-name="P3"><text:span text:style-name="T2">3. </text:span><text:span text:style-name="T1">com.microblog.controller:</text:span></text:p>
      <text:list text:style-name="L15">
        <text:list-item>
          <text:p text:style-name="P26"><text:span text:style-name="T1">UserController</text:span>: Handle user-related operations (registration, login, profile).</text:p>
        </text:list-item>
        <text:list-item>
          <text:p text:style-name="P26"><text:span text:style-name="T1">PostController</text:span>: Manage post creation, retrieval, and interactions.</text:p>
        </text:list-item>
      </text:list>
      <text:p text:style-name="P3"/>
      <text:p text:style-name="P3"><text:span text:style-name="T2">4. </text:span><text:span text:style-name="T1">com.microblog.model:</text:span></text:p>
      <text:list text:style-name="L16">
        <text:list-item>
          <text:p text:style-name="P27"><text:span text:style-name="T1">User</text:span>: Entity class for user details.</text:p>
        </text:list-item>
        <text:list-item>
          <text:p text:style-name="P27"><text:span text:style-name="T1">Post</text:span>: Entity class for posts.</text:p>
        </text:list-item>
        <text:list-item>
          <text:p text:style-name="P27"><text:span text:style-name="T1">Comment</text:span>: Entity class for comments on posts.</text:p>
        </text:list-item>
      </text:list>
      <text:p text:style-name="P3"/>
      <text:p text:style-name="P3"><text:span text:style-name="T2">5. </text:span><text:span text:style-name="T1">com.microblog.repository:</text:span></text:p>
      <text:list text:style-name="L17">
        <text:list-item>
          <text:p text:style-name="P28"><text:span text:style-name="T1">UserRepository</text:span>: Interface extending <text:span text:style-name="T1">JpaRepository</text:span> for CRUD operations on users.</text:p>
        </text:list-item>
        <text:list-item>
          <text:p text:style-name="P28"><text:span text:style-name="T1">PostRepository</text:span>: Interface extending <text:span text:style-name="T1">JpaRepository</text:span> for CRUD operations on posts.</text:p>
        </text:list-item>
        <text:list-item>
          <text:p text:style-name="P28"><text:span text:style-name="T1">CommentRepository</text:span>: Interface extending <text:span text:style-name="T1">JpaRepository</text:span> for CRUD operations on comments.</text:p>
        </text:list-item>
      </text:list>
      <text:p text:style-name="P3"/>
      <text:p text:style-name="P3"><text:span text:style-name="T2">6. </text:span><text:span text:style-name="T1">com.microblog.service:</text:span></text:p>
      <text:list text:style-name="L18">
        <text:list-item>
          <text:p text:style-name="P29"><text:span text:style-name="T1">UserService</text:span>: Service class for user-related business logic.</text:p>
        </text:list-item>
        <text:list-item>
          <text:p text:style-name="P29"><text:span text:style-name="T1">PostService</text:span>: Service class for post-related business logic.</text:p>
        </text:list-item>
        <text:list-item>
          <text:p text:style-name="P29"><text:span text:style-name="T1">CommentService</text:span>: Service class for comment-related business logic.</text:p>
        </text:list-item>
      </text:list>
      <text:p text:style-name="P3"/>
      <text:p text:style-name="P3"><text:soft-page-break/><text:span text:style-name="T2">7. </text:span><text:span text:style-name="T1">com.microblog.security:</text:span></text:p>
      <text:list text:style-name="L19">
        <text:list-item>
          <text:p text:style-name="P30"><text:span text:style-name="T1">CustomUserDetails</text:span>: Implementation of <text:span text:style-name="T1">UserDetails</text:span> for custom user details in Spring Security.</text:p>
        </text:list-item>
      </text:list>
      <text:p text:style-name="P3"/>
      <text:p text:style-name="P3"><text:span text:style-name="T2">8. </text:span><text:span text:style-name="T1">com.microblog.exception:</text:span></text:p>
      <text:list text:style-name="L20">
        <text:list-item>
          <text:p text:style-name="P31"><text:span text:style-name="T1">CustomExceptionHandler</text:span>: Handle custom exceptions and return appropriate responses.</text:p>
        </text:list-item>
      </text:list>
      <text:p text:style-name="P3"/>
      <text:p text:style-name="P5"><text:span text:style-name="T3">9. </text:span>resources:</text:p>
      <text:list text:style-name="L21">
        <text:list-item>
          <text:p text:style-name="P32"><text:span text:style-name="T1">application.properties:</text:span> Configure database connection, server port, etc.</text:p>
        </text:list-item>
        <text:list-item>
          <text:p text:style-name="P32"><text:span text:style-name="T1">data.sql:</text:span> Seed initial data for users, posts, etc.</text:p>
        </text:list-item>
      </text:list>
      <text:p text:style-name="P3"/>
      <text:p text:style-name="P3"><text:span text:style-name="T2">10. </text:span><text:span text:style-name="T1">test:</text:span></text:p>
      <text:list xml:id="list2962550417" text:style-name="L22">
        <text:list-item>
          <text:p text:style-name="P33">Test classes for each service and controller to ensure proper functionality.</text:p>
        </text:list-item>
      </text:list>
      <text:p text:style-name="P6">Entity Classes:</text:p>
      <text:list xml:id="list220857127186964" text:continue-numbering="true" text:style-name="L22">
        <text:list-item>
          <text:p text:style-name="P33">Begin by creating entity classes to represent your core domain objects. For a microblogging platform, you might have entities like <text:span text:style-name="T1">User</text:span>, <text:span text:style-name="T1">Post</text:span>, etc. Use the <text:span text:style-name="T1">@Entity</text:span> annotation to mark these classes as JPA entities.</text:p>
        </text:list-item>
      </text:list>
      <text:p text:style-name="P5">Repositories:</text:p>
      <text:list xml:id="list220857403305078" text:continue-numbering="true" text:style-name="L22">
        <text:list-item>
          <text:p text:style-name="P33">Create Spring Data JPA repositories for your entities. These interfaces will extend <text:span text:style-name="T1">JpaRepository</text:span> and will provide basic CRUD operations for your entities.</text:p>
        </text:list-item>
      </text:list>
      <text:p text:style-name="P35">Service Layer:</text:p>
      <text:list xml:id="list220857452699233" text:continue-numbering="true" text:style-name="L22">
        <text:list-item>
          <text:p text:style-name="P33">Build a service layer to encapsulate the business logic of your application. For example, you might have a <text:span text:style-name="T1">UserService</text:span> and a <text:span text:style-name="T1">PostService</text:span>. These services will interact with your repositories.</text:p>
        </text:list-item>
      </text:list>
      <text:p text:style-name="P5">Controller Layer:</text:p>
      <text:list xml:id="list220856206562712" text:continue-numbering="true" text:style-name="L22">
        <text:list-item>
          <text:p text:style-name="P33">Create controllers to handle incoming HTTP requests. Use annotations like <text:span text:style-name="T1">@RestController</text:span> and <text:span text:style-name="T1">@RequestMapping</text:span> to define your API endpoints. The controllers will delegate work to the service layer.</text:p>
        </text:list-item>
      </text:list>
      <text:p text:style-name="P5">DTOs (Data Transfer Objects):</text:p>
      <text:list xml:id="list220857283092133" text:continue-numbering="true" text:style-name="L22">
        <text:list-item>
          <text:p text:style-name="P33">Consider using DTOs to transfer data between your controllers and services. This can help decouple your internal entity structure from your API.</text:p>
        </text:list-item>
      </text:list>
      <text:p text:style-name="P5">Thymeleaf Templates (Optional):</text:p>
      <text:list xml:id="list220856146918549" text:continue-numbering="true" text:style-name="L22">
        <text:list-item>
          <text:p text:style-name="P33">If you want to include a web interface, start building Thymeleaf templates. Thymeleaf is a templating engine that integrates well with Spring Boot.</text:p>
        </text:list-item>
      </text:list>
      <text:p text:style-name="P5">Security (Optional):</text:p>
      <text:list xml:id="list220856509908426" text:continue-numbering="true" text:style-name="L22">
        <text:list-item>
          <text:p text:style-name="P33">If you want to add authentication and authorization, gradually introduce Spring Security. Start with simple configurations and then enhance security features as needed.</text:p>
        </text:list-item>
      </text:list>
      <text:p text:style-name="P5">Testing:</text:p>
      <text:list xml:id="list220856504847843" text:continue-numbering="true" text:style-name="L22">
        <text:list-item>
          <text:p text:style-name="P33">Write unit tests for your service and repository methods. Use tools like JUnit and Mockito for testing.</text:p>
        </text:list-item>
        <text:list-item>
          <text:p text:style-name="P33">Logging and Exception Handling:</text:p>
        </text:list-item>
        <text:list-item>
          <text:p text:style-name="P33">Implement logging using the SLF4J and Logback or another logging framework. Establish consistent exception handling mechanisms.</text:p>
        </text:list-item>
        <text:list-item>
          <text:p text:style-name="P33">Gradual Feature Implementation:</text:p>
          <text:p text:style-name="P33"/>
        </text:list-item>
        <text:list-item>
          <text:p text:style-name="P33">Implement features gradually. For example, start with basic post creation and retrieval, and then expand to features like user accounts, comments, etc.</text:p>
        </text:list-item>
      </text:list>
      <text:h text:style-name="P9" text:outline-level="1"><text:span text:style-name="T4">T</text:span>he conventional Spring Boot and Spring Data JPA practices for setting up a basic RESTful API. Here's a breakdown of the conventions:</text:h>
      <text:list xml:id="list220856068809390" text:continue-numbering="true" text:style-name="L22">
        <text:list-header>
          <text:p text:style-name="P33"/>
        </text:list-header>
        <text:list-item>
          <text:p text:style-name="P33"><text:span text:style-name="T1">Entity Class (User):</text:span> This class represents the data model and is annotated with JPA annotations. Lombok annotations like @Getter and @Setter help generate boilerplate code for getters and setters.</text:p>
          <text:p text:style-name="P33"/>
        </text:list-item>
        <text:list-item>
          <text:p text:style-name="P33"><text:span text:style-name="T1">Repository Interface (UserRepository):</text:span> This interface extends <text:span text:style-name="T1">JpaRepository</text:span>, which provides powerful CRUD (Create, Read, Update, Delete) operations out of the box. Spring Data JPA generates the implementation for you.</text:p>
          <text:p text:style-name="P33"/>
        </text:list-item>
        <text:list-item>
          <text:p text:style-name="P33"><text:span text:style-name="T1">Service Class (UserService):</text:span> This class acts as an intermediary between the controller and the repository. It encapsulates business logic and serves as a transactional boundary.</text:p>
          <text:p text:style-name="P33"/>
        </text:list-item>
        <text:list-item>
          <text:p text:style-name="P33"><text:span text:style-name="T1">Controller Class (UserController):</text:span> This class handles HTTP requests, interacts with the service layer, and returns the appropriate HTTP responses. The <text:span text:style-name="T1">@RestController</text:span> annotation simplifies the creation of RESTful web services.</text:p>
          <text:p text:style-name="P33"/>
        </text:list-item>
        <text:list-item>
          <text:p text:style-name="P33"><text:span text:style-name="T1">HTTP Methods (@PostMapping, @GetMapping, @DeleteMapping):</text:span> These annotations map HTTP methods to specific operations. For example, <text:span text:style-name="T1">@PostMapping</text:span> is used to handle HTTP POST requests, typically used for creating resources.</text:p>
          <text:p text:style-name="P33"/>
        </text:list-item>
        <text:list-item>
          <text:p text:style-name="P33"><text:span text:style-name="T1">Request Mapping (@RequestMapping):</text:span> This annotation at the class level specifies the base path for all endpoints in the controller. Individual methods can also have additional path elements.</text:p>
          <text:p text:style-name="P33"/>
        </text:list-item>
        <text:list-item>
          <text:p text:style-name="P33"><text:span text:style-name="T1">Dependency Injection (@Autowired):</text:span> This annotation injects dependencies, such as the <text:span text:style-name="T1">UserService</text:span>, into the controller. It's part of the Spring framework's Inversion of Control (IoC) mechanism.</text:p>
        </text:list-item>
      </text:list>
      <text:h text:style-name="P9" text:outline-level="1">expanding the functionality based on your requirements. </text:h>
      <text:h text:style-name="Heading_20_1" text:outline-level="1">Here are some potential next steps:</text:h>
      <text:p text:style-name="Text_20_body"/>
      <text:list xml:id="list220855802531717" text:continue-numbering="true" text:style-name="L22">
        <text:list-item>
          <text:p text:style-name="P33"><text:span text:style-name="T1">Database Initialization:</text:span> If you haven't done so already, consider adding some data initialization for your <text:span text:style-name="T1">User</text:span> entity. You might want to insert a few sample users into the database during application startup.</text:p>
          <text:p text:style-name="P33"/>
        </text:list-item>
        <text:list-item>
          <text:p text:style-name="P33"><text:span text:style-name="T1">User Registration:</text:span> Implement an endpoint in the <text:span text:style-name="T1">UserController</text:span> to allow users to register by providing their username and password. This involves creating a new <text:span text:style-name="T1">User</text:span> entity, saving it to the database, and returning a response.</text:p>
          <text:p text:style-name="P33"/>
        </text:list-item>
        <text:list-item>
          <text:p text:style-name="P33"><text:span text:style-name="T1">User Authentication:</text:span> If your microblog will have user accounts, consider adding user authentication. Spring Security can help you secure your application and handle user authentication and authorization.</text:p>
          <text:p text:style-name="P33"/>
        </text:list-item>
        <text:list-item>
          <text:p text:style-name="P33"><text:span text:style-name="T1">Expand User Entity:</text:span> Depending on your microblog's requirements, you might need to expand the <text:span text:style-name="T1">User</text:span> entity. For example, you could add fields for the user's full name, email, or any other relevant information.</text:p>
          <text:p text:style-name="P33"/>
        </text:list-item>
        <text:list-item>
          <text:p text:style-name="P33"><text:span text:style-name="T1">Blog Post Entity:</text:span> If your microblog involves creating and sharing posts, you might want to create a <text:span text:style-name="T1">Post</text:span> entity and a corresponding repository, service, and controller to handle blog posts.</text:p>
          <text:p text:style-name="P33"/>
        </text:list-item>
        <text:list-item>
          <text:p text:style-name="P33"><text:span text:style-name="T1">Testing:</text:span> Write unit tests for your components to ensure that everything works as expected. Spring provides excellent support for testing, and you can use tools like JUnit and Mockito.</text:p>
          <text:p text:style-name="P33"/>
        </text:list-item>
        <text:list-item>
          <text:p text:style-name="P33"><text:span text:style-name="T1">Documentation:</text:span> Consider documenting your API using tools like Swagger, which can generate interactive API documentation.</text:p>
        </text:list-item>
      </text:list>
      <text:p text:style-name="P36">src</text:p>
      <text:p text:style-name="P37">├── main</text:p>
      <text:p text:style-name="P37">│ <text:s text:c="2"/>├── java</text:p>
      <text:p text:style-name="P37">│ <text:s text:c="2"/>│ <text:s text:c="2"/>└── com</text:p>
      <text:p text:style-name="P37">│ <text:s text:c="2"/>│ <text:s text:c="6"/>└── damsko</text:p>
      <text:p text:style-name="P37">│ <text:s text:c="2"/>│ <text:s text:c="10"/>└── microblog</text:p>
      <text:p text:style-name="P37">│ <text:s text:c="2"/>│ <text:s text:c="14"/>├── config</text:p>
      <text:p text:style-name="P37">│ <text:s text:c="2"/>│ <text:s text:c="14"/>│ <text:s text:c="2"/>└── DataInitializer.java</text:p>
      <text:p text:style-name="P37">│ <text:s text:c="2"/>│ <text:s text:c="14"/>├── controller</text:p>
      <text:p text:style-name="P37">│ <text:s text:c="2"/>│ <text:s text:c="14"/>│ <text:s text:c="2"/>├── ApiController.java</text:p>
      <text:p text:style-name="P37">│ <text:s text:c="2"/>│ <text:s text:c="14"/>│ <text:s text:c="2"/>├── UiController.java</text:p>
      <text:p text:style-name="P37">│ <text:s text:c="2"/>│ <text:s text:c="14"/>│ <text:s text:c="2"/>└── WelcomeController.java</text:p>
      <text:p text:style-name="P37">│ <text:s text:c="2"/>│ <text:s text:c="14"/>├── model</text:p>
      <text:p text:style-name="P37">│ <text:s text:c="2"/>│ <text:s text:c="14"/>│ <text:s text:c="2"/>└── User.java</text:p>
      <text:p text:style-name="P37">│ <text:s text:c="2"/>│ <text:s text:c="14"/>├── repository</text:p>
      <text:p text:style-name="P37">│ <text:s text:c="2"/>│ <text:s text:c="14"/>│ <text:s text:c="2"/>└── UserRepository.java</text:p>
      <text:p text:style-name="P37">│ <text:s text:c="2"/>│ <text:s text:c="14"/>├── service</text:p>
      <text:p text:style-name="P37">│ <text:s text:c="2"/>│ <text:s text:c="14"/>│ <text:s text:c="2"/>└── UserService.java</text:p>
      <text:p text:style-name="P37">│ <text:s text:c="2"/>│ <text:s text:c="14"/>└── MicroblogApplication.java</text:p>
      <text:p text:style-name="P37">│ <text:s text:c="2"/>└── resources</text:p>
      <text:p text:style-name="P37">│ <text:s text:c="6"/>├── templates</text:p>
      <text:p text:style-name="P37">│ <text:s text:c="6"/>│ <text:s text:c="2"/>├── registration.html</text:p>
      <text:p text:style-name="P37">│ <text:s text:c="6"/>│ <text:s text:c="2"/>├── thankyou.html</text:p>
      <text:p text:style-name="P37">│ <text:s text:c="6"/>│ <text:s text:c="2"/>└── welcome.html</text:p>
      <text:p text:style-name="P37">│ <text:s text:c="6"/>└── application.properties</text:p>
      <text:p text:style-name="P37">└── test</text:p>
      <text:p text:style-name="P37"><text:s text:c="4"/>└── java</text:p>
      <text:p text:style-name="P37"><text:s text:c="8"/>└── com</text:p>
      <text:p text:style-name="P37"><text:s text:c="12"/>└── damsko</text:p>
      <text:p text:style-name="P37"><text:s text:c="16"/>└── microblog</text:p>
      <text:p text:style-name="P37"><text:s text:c="20"/>└── MicroblogApplicationTests.jav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0:55:33.125321589</meta:creation-date>
    <meta:generator>LibreOffice/7.4.7.2$Linux_X86_64 LibreOffice_project/40$Build-2</meta:generator>
    <dc:date>2024-01-16T13:11:54.977763399</dc:date>
    <meta:editing-duration>PT6H40M9S</meta:editing-duration>
    <meta:editing-cycles>6</meta:editing-cycles>
    <meta:document-statistic meta:table-count="0" meta:image-count="0" meta:object-count="0" meta:page-count="7" meta:paragraph-count="134" meta:word-count="1205" meta:character-count="8494" meta:non-whitespace-character-count="7131"/>
  </office:meta>
</office:document-meta>
</file>